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1b2ad7" style:font-size-asian="11pt" style:font-size-complex="11pt"/>
    </style:style>
    <style:style style:name="P3" style:family="paragraph" style:parent-style-name="Standard">
      <style:text-properties fo:font-size="11pt" officeooo:paragraph-rsid="001c7bcc" style:font-size-asian="11pt" style:font-size-complex="11pt"/>
    </style:style>
    <style:style style:name="P4" style:family="paragraph" style:parent-style-name="Standard">
      <style:text-properties fo:font-size="11pt" officeooo:paragraph-rsid="0022826c" style:font-size-asian="11pt" style:font-size-complex="11pt"/>
    </style:style>
    <style:style style:name="P5" style:family="paragraph" style:parent-style-name="Standard">
      <style:text-properties fo:font-size="11pt" officeooo:paragraph-rsid="00268630" style:font-size-asian="11pt" style:font-size-complex="11pt"/>
    </style:style>
    <style:style style:name="P6" style:family="paragraph" style:parent-style-name="Standard">
      <style:text-properties fo:font-size="11pt" officeooo:paragraph-rsid="002865ed" style:font-size-asian="11pt" style:font-size-complex="11pt"/>
    </style:style>
    <style:style style:name="P7" style:family="paragraph" style:parent-style-name="Standard">
      <style:text-properties fo:font-size="11pt" officeooo:paragraph-rsid="0028aef7" style:font-size-asian="11pt" style:font-size-complex="11pt"/>
    </style:style>
    <style:style style:name="P8" style:family="paragraph" style:parent-style-name="Standard">
      <style:text-properties fo:font-size="11pt" officeooo:paragraph-rsid="002c4b98" style:font-size-asian="11pt" style:font-size-complex="11pt"/>
    </style:style>
    <style:style style:name="P9" style:family="paragraph" style:parent-style-name="Standard">
      <style:text-properties fo:font-size="11pt" officeooo:paragraph-rsid="002c859d" style:font-size-asian="11pt" style:font-size-complex="11pt"/>
    </style:style>
    <style:style style:name="P10" style:family="paragraph" style:parent-style-name="Standard">
      <style:text-properties fo:font-size="11pt" officeooo:paragraph-rsid="002f3adb" style:font-size-asian="11pt" style:font-size-complex="11pt"/>
    </style:style>
    <style:style style:name="P11" style:family="paragraph" style:parent-style-name="Standard">
      <style:text-properties fo:font-size="11pt" officeooo:paragraph-rsid="0030dba9" style:font-size-asian="11pt" style:font-size-complex="11pt"/>
    </style:style>
    <style:style style:name="P12" style:family="paragraph" style:parent-style-name="Standard">
      <style:text-properties fo:font-size="11pt" officeooo:paragraph-rsid="002db431" style:font-size-asian="11pt" style:font-size-complex="11pt"/>
    </style:style>
    <style:style style:name="P13" style:family="paragraph" style:parent-style-name="Standard">
      <style:text-properties fo:font-size="11pt" officeooo:paragraph-rsid="0032bb51" style:font-size-asian="11pt" style:font-size-complex="11pt"/>
    </style:style>
    <style:style style:name="P14" style:family="paragraph" style:parent-style-name="Standard">
      <style:text-properties fo:font-size="11pt" officeooo:paragraph-rsid="0032bf91" style:font-size-asian="11pt" style:font-size-complex="11pt"/>
    </style:style>
    <style:style style:name="P15" style:family="paragraph" style:parent-style-name="Standard">
      <style:text-properties fo:font-size="11pt" fo:font-weight="normal" officeooo:paragraph-rsid="002f3adb" style:font-size-asian="11pt" style:font-weight-asian="normal" style:font-size-complex="11pt" style:font-weight-complex="normal"/>
    </style:style>
    <style:style style:name="P16" style:family="paragraph" style:parent-style-name="Standard">
      <style:text-properties fo:font-size="11pt" fo:font-weight="normal" officeooo:paragraph-rsid="0030dba9" style:font-size-asian="11pt" style:font-weight-asian="normal" style:font-size-complex="11pt" style:font-weight-complex="normal"/>
    </style:style>
    <style:style style:name="P17" style:family="paragraph" style:parent-style-name="Standard">
      <style:text-properties fo:font-size="11pt" fo:font-weight="normal" officeooo:paragraph-rsid="0032bf91" style:font-size-asian="11pt" style:font-weight-asian="normal" style:font-size-complex="11pt" style:font-weight-complex="normal"/>
    </style:style>
    <style:style style:name="P18" style:family="paragraph" style:parent-style-name="Standard">
      <style:text-properties fo:color="#0000ff" fo:font-size="11pt" fo:font-weight="bold" officeooo:paragraph-rsid="0032bf91" style:font-size-asian="11pt" style:font-weight-asian="bold" style:font-size-complex="11pt" style:font-weight-complex="bold"/>
    </style:style>
    <style:style style:name="P19" style:family="paragraph" style:parent-style-name="Standard">
      <style:text-properties fo:font-size="11pt" fo:font-weight="normal" officeooo:paragraph-rsid="00342fe8" style:font-size-asian="11pt" style:font-weight-asian="normal" style:font-size-complex="11pt" style:font-weight-complex="normal"/>
    </style:style>
    <style:style style:name="T1" style:family="text">
      <style:text-properties fo:color="#0000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text:tab/>18-January-2014, St</text:p>
      <text:p text:style-name="P1">-------------------------------------------------------------------------------------------------------------------------------</text:p>
      <text:p text:style-name="P1"><text:span text:style-name="T1">[Idea.1]</text:span> <text:span text:style-name="T2">Leaning with hierarchical info compression</text:span>.</text:p>
      <text:p text:style-name="P2">Insired by lecture of Jeff Hopkins (Numenta)...</text:p>
      <text:p text:style-name="P6">This a good topic for big research...</text:p>
      <text:p text:style-name="P2"/>
      <text:p text:style-name="P2">So, two processes are going in the brain:</text:p>
      <text:p text:style-name="P2">1) <text:span text:style-name="T2">Direct</text:span> (e.g. Listening, watching – shortly, input-only): <text:s/>Information is streaming to the brain, processed bottom-up by multiple layers, and stored in the compressed form in multi-layer fashion. The higher level – the higher degree of comression. In a way – integration of input...</text:p>
      <text:p text:style-name="P2">2) <text:span text:style-name="T2">Reversed</text:span> (e.g. Speeking writing, draining, acting – sortly, output-only): <text:s/>Stored info is "unfolded" from the top-down fashion. This process generate "predictions" and <text:s/>plan of actions.</text:p>
      <text:p text:style-name="P2"/>
      <text:p text:style-name="P3"><text:span text:style-name="T3">Analysis</text:span>.</text:p>
      <text:p text:style-name="P3">When information is comressed, it may (or will) loose many details. Otherwise, it world be required enormous storage. Besides, the details are no necessary, because, they are different for every case. The generic patterns are more important. To repoduce (unfold) the stored info, not only stored data patterns are necessary, but, also the "execution engine" (world map) are necessary. This Engine will fill missing gaps and missing details in the unfolded stream of actions.</text:p>
      <text:p text:style-name="P3"/>
      <text:p text:style-name="P4">In the dynamics (when creature is in action), the brain engages both – direct and reversed – processes. This causes interference with the recepion and processing the external events (due to limited brain processing power). In such situation, the brain simulates the "external" events from its lowest level (because, this process is faster and less energy consuming) and feeds the upper levels with this "info".</text:p>
      <text:p text:style-name="P4"/>
      <text:p text:style-name="P5">Note, that encoding and compression are used not only during storing the info, but, also during its transmission from one creature to another. E.g. Short scream of a bird will be understood by other birds in more informative way. Thus, simple sound will trigger a more compless info retrieval and processing. In a way, this is like an interrupt in the CPU, which unfolds some "dramatic" actions related to it.</text:p>
      <text:p text:style-name="P5"/>
      <text:p text:style-name="P7">Another thing, which seems happening – in the actions, the brain generates more info and plan actions in comparison with the state, when the brain is not performing any "motor" actions. E.g. Try to compare the amout of "brain output" when you just thinking and no actions and when you, say, using your hands and materializing the "brain output". May be this is because, the motor functions are tightly connectioned with the brain core engine, which requires the "external" input.</text:p>
      <text:p text:style-name="P7"/>
      <text:p text:style-name="P8"><text:span text:style-name="T1">[Idea.2]</text:span> <text:span text:style-name="T2">Brain</text:span> operate frequencies ("patterns")with and operate as a <text:span text:style-name="T2">cycular (wave) machine</text:span>.</text:p>
      <text:p text:style-name="P9">The brain predicts based on those "know" rules of Universe and sequences it determines.</text:p>
      <text:p text:style-name="P9">Therefore, to store some information about external actions/events – the brain has to store only paramters of that sequences and not its temporal snapshots. From those stored parameters the sequence can be restored.</text:p>
      <text:p text:style-name="P8"/>
      <text:p text:style-name="P8"><text:span text:style-name="T3">Analysis</text:span>.</text:p>
      <text:p text:style-name="P8">The whole Universe seems created and works as dual – particles/wave – machine. All processes in the Universe have cycles and we called them patterns. This is applied to the brain as well.</text:p>
      <text:p text:style-name="P8"/>
      <text:p text:style-name="P12">Note, that all objects (living or not) like to follow certain routine. These routines are enforced by external and internal cyclic nature of the Universe.</text:p>
      <text:p text:style-name="P12"/>
      <text:p text:style-name="P13">The temporal patterns can be very short or very long. The brain has a range in which the patterns can be recongined or not. So, we are talking about brain resolution of recognizing external waves/sequences.</text:p>
      <text:p text:style-name="P8"/>
      <text:p text:style-name="P10"><text:span text:style-name="T1">[Idea.3]</text:span> <text:span text:style-name="T2">Competition between brain cells</text:span><text:span text:style-name="T4"> for storing info.</text:span></text:p>
      <text:p text:style-name="P15"/>
      <text:p text:style-name="P11"><text:span text:style-name="T1">[Idea.4]</text:span> The brain (as a part of a creature) is not only acts as an subject, but, also as an <text:span text:style-name="T2">actor</text:span> and influences objects around<text:span text:style-name="T4"> (changes the wave field of the operational environment).</text:span></text:p>
      <text:p text:style-name="P16"/>
      <text:p text:style-name="P14"><text:soft-page-break/><text:span text:style-name="T1">[Idea.5]</text:span> <text:span text:style-name="T2">Artificial Brain can be used as a tool for humans</text:span><text:span text:style-name="T4">.</text:span></text:p>
      <text:p text:style-name="P17">The AB can recognize patterns, anomolies, make preditions and report them to the owner of the AB (human).</text:p>
      <text:p text:style-name="P19">The output of the AB – speech or text.</text:p>
      <text:p text:style-name="P19"/>
      <text:p text:style-name="P18"/>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1M34S</meta:editing-duration>
    <meta:editing-cycles>44</meta:editing-cycles>
    <meta:generator>LibreOffice/4.0.4.2$Linux_X86_64 LibreOffice_project/400m0$Build-2</meta:generator>
    <dc:date>2014-01-18T12:06:07</dc:date>
    <dc:creator>ditech </dc:creator>
    <meta:document-statistic meta:table-count="0" meta:image-count="0" meta:object-count="0" meta:page-count="2" meta:paragraph-count="26" meta:word-count="613" meta:character-count="4099" meta:non-whitespace-character-count="3497"/>
    <meta:user-defined meta:name="Info 1"/>
    <meta:user-defined meta:name="Info 2"/>
    <meta:user-defined meta:name="Info 3"/>
    <meta:user-defined meta:name="Info 4"/>
  </office:meta>
</office:document-meta>
</file>